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fo:font-size="12pt" style:font-size-asian="12pt" style:font-size-complex="12pt"/>
    </style:style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center" fo:line-height="100%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 fo:line-height="100%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ableColumn13" style:family="table-column">
      <style:table-column-properties style:column-width="0.1395in"/>
    </style:style>
    <style:style style:name="TableColumn14" style:family="table-column">
      <style:table-column-properties style:column-width="1.8645in"/>
    </style:style>
    <style:style style:name="Table12" style:family="table">
      <style:table-properties style:width="2.004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none" fo:background-color="#FFFFFF" style:writing-mode="lr-tb" style:vertical-align="middle" fo:padding-top="0.052in" fo:padding-left="0.052in" fo:padding-bottom="0.052in" fo:padding-right="0.052in"/>
    </style:style>
    <style:style style:name="P17" style:parent-style-name="Normal" style:family="paragraph">
      <style:paragraph-properties fo:widows="2" fo:orphans="2" style:vertical-align="auto" fo:margin-bottom="0in" style:line-height-at-least="0.2333in"/>
      <style:text-properties style:font-name="Arial" style:font-name-asian="Times New Roman" style:font-name-complex="Arial" fo:color="#252525" style:letter-kerning="false" fo:font-size="10.5pt" style:font-size-asian="10.5pt" style:font-size-complex="10.5pt" fo:hyphenate="true"/>
    </style:style>
    <style:style style:name="TableCell18" style:family="table-cell">
      <style:table-cell-properties fo:border="none" fo:background-color="#FFFFFF" style:writing-mode="lr-tb" style:vertical-align="middle" fo:padding-top="0.052in" fo:padding-left="0.052in" fo:padding-bottom="0.052in" fo:padding-right="0.052in"/>
    </style:style>
    <style:style style:name="P19" style:parent-style-name="Normal" style:family="paragraph">
      <style:paragraph-properties fo:widows="2" fo:orphans="2" style:vertical-align="auto" fo:margin-bottom="0in" style:line-height-at-least="0.2333in"/>
      <style:text-properties fo:hyphenate="true"/>
    </style:style>
    <style:style style:name="T20" style:parent-style-name="DefaultParagraphFont" style:family="text">
      <style:text-properties style:font-name="Arial" style:font-name-asian="Times New Roman" style:font-name-complex="Arial" fo:color="#252525" style:letter-kerning="false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5.05.2014, Wrocław</text:p>
      <text:p text:style-name="P2"/>
      <text:p text:style-name="P3">Nowe trendy w obliczeniach neuronowych</text:p>
      <text:p text:style-name="P4">Etap 3 – model</text:p>
      <text:p text:style-name="P5"/>
      <text:p text:style-name="P6"/>
      <text:p text:style-name="Standard"><text:span text:style-name="T7">Autorzy:</text:span><text:span text:style-name="T8"><text:s/>Bartosz Michałek 179276, Michał Wendelberger 181072</text:span></text:p>
      <text:p text:style-name="P9"/>
      <text:p text:style-name="Standard"><text:span text:style-name="T10">Temat:</text:span><text:span text:style-name="T11"><text:s/>Zastosowanie konwolucyjnej sieci neuronowej do rozwiązania problemu rozpoznawania osób na zdjęciach</text:span></text:p>
      <text:p text:style-name="Standard"/>
      <text:p text:style-name="Standard">Opis problemu:</text:p>
      <text:p text:style-name="Standard">Celem projektu jest stworzenia programu rozwiązującego problem klasyfikacji ludzi na podstawie ich zdjęć ich twarzy.<text:s/></text:p>
      <text:p text:style-name="Standard">Użyty model:</text:p>
      <text:p text:style-name="Standard">Do rozwiązania problemu zastosowano konwolucyjną się neuronową.<text:s/></text:p>
      <text:p text:style-name="Standard">Metoda uczenia:<text:s/></text:p>
      <text:p text:style-name="Standard">Jako metodę uczenia całej sieci wybrano algorytm propagacji wstecznej. Zmiana wag będzie odbywała się metodą online, tzn. aktualizacja wag będzie odbywała się po każdym wzorcu uczącym.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<text:span text:style-name="T20"><draw:frame draw:style-name="a0" draw:name="Picture 1" text:anchor-type="as-char" svg:x="0in" svg:y="0in" svg:width="1.71875in" svg:height="0.22917in" style:rel-width="scale" style:rel-height="scale"><draw:image xlink:href="media/image1.png" xlink:type="simple" xlink:show="embed" xlink:actuate="onLoad"/><svg:title/><svg:desc> \Delta w_i = \alpha (t - y) \varphi' x_i </svg:desc></draw:frame></text:span></text:p>
          </table:table-cell>
        </table:table-row>
      </table:table>
      <text:p text:style-name="Standard">,gdzie α jest współczynnikiem uczenia, t- jest to oczekiwane wyjście, y – jest to właściwe wyjście sieci neuronowej, ϕ jest funkcją aktywacji (sigmoidalną lub tangensa hiperbolicznego). Dla warstw sieci konwolucyjnej funkcja aktywacji jest liniowa, a wagi są aktualizowane tylko dla neuronów, które odpowiedziały w warstwie maxpoolingu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tosz Michałek</meta:initial-creator>
    <dc:creator>Bartosz Michałek</dc:creator>
    <meta:creation-date>2014-05-15T15:14:00Z</meta:creation-date>
    <dc:date>2014-05-15T17:12:00Z</dc:date>
    <meta:template xlink:href="Normal.dotm" xlink:type="simple"/>
    <meta:editing-cycles>1</meta:editing-cycles>
    <meta:editing-duration>PT13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3" meta:character-count="1001" meta:row-count="7" meta:non-whitespace-character-count="859"/>
  </office:meta>
</office:document-meta>
</file>